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text-properties style:font-name="Times New Roman" fo:font-size="14pt" fo:font-weight="normal" officeooo:rsid="00b99600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6" style:family="paragraph" style:parent-style-name="Standard">
      <style:paragraph-properties fo:text-align="justify" style:justify-single-word="false"/>
      <style:text-properties officeooo:rsid="00f98b11" officeooo:paragraph-rsid="00f98b11"/>
    </style:style>
    <style:style style:name="P17" style:family="paragraph" style:parent-style-name="Standard">
      <style:text-properties officeooo:rsid="00fe3cf3" officeooo:paragraph-rsid="00fe3cf3"/>
    </style:style>
    <style:style style:name="P18" style:family="paragraph" style:parent-style-name="Standard">
      <style:paragraph-properties fo:text-align="justify" style:justify-single-word="false"/>
      <style:text-properties officeooo:rsid="00fe3cf3" officeooo:paragraph-rsid="00fe3cf3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 style:list-style-name="L1"/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106589d"/>
    </style:style>
    <style:style style:name="P31" style:family="paragraph" style:parent-style-name="Standard">
      <style:paragraph-properties fo:text-align="justify" style:justify-single-word="false"/>
      <style:text-properties officeooo:paragraph-rsid="0106cb79"/>
    </style:style>
    <style:style style:name="P32" style:family="paragraph" style:parent-style-name="Standard">
      <style:paragraph-properties fo:text-align="justify" style:justify-single-word="false"/>
      <style:text-properties officeooo:paragraph-rsid="010a48c2"/>
    </style:style>
    <style:style style:name="P33" style:family="paragraph" style:parent-style-name="Standard">
      <style:text-properties officeooo:rsid="0101be2c" officeooo:paragraph-rsid="0101be2c"/>
    </style:style>
    <style:style style:name="P34" style:family="paragraph" style:parent-style-name="Standard">
      <style:paragraph-properties fo:text-align="justify" style:justify-single-word="false"/>
      <style:text-properties officeooo:rsid="0101be2c" officeooo:paragraph-rsid="0101be2c"/>
    </style:style>
    <style:style style:name="P35" style:family="paragraph" style:parent-style-name="Standard">
      <style:paragraph-properties fo:text-align="justify" style:justify-single-word="false"/>
      <style:text-properties officeooo:rsid="0101be2c" officeooo:paragraph-rsid="0104ee4d"/>
    </style:style>
    <style:style style:name="P36" style:family="paragraph" style:parent-style-name="Standard">
      <style:paragraph-properties fo:text-align="justify" style:justify-single-word="false"/>
      <style:text-properties officeooo:rsid="0104ee4d" officeooo:paragraph-rsid="0104ee4d"/>
    </style:style>
    <style:style style:name="P37" style:family="paragraph" style:parent-style-name="Standard">
      <style:paragraph-properties fo:text-align="justify" style:justify-single-word="false"/>
      <style:text-properties officeooo:rsid="0106589d" officeooo:paragraph-rsid="0106589d"/>
    </style:style>
    <style:style style:name="P38" style:family="paragraph" style:parent-style-name="Standard">
      <style:paragraph-properties fo:text-align="justify" style:justify-single-word="false"/>
      <style:text-properties officeooo:rsid="0106cb79" officeooo:paragraph-rsid="0106cb79"/>
    </style:style>
    <style:style style:name="P39" style:family="paragraph" style:parent-style-name="Standard">
      <style:paragraph-properties fo:text-align="justify" style:justify-single-word="false"/>
      <style:text-properties officeooo:rsid="0108ff45" officeooo:paragraph-rsid="0108ff45"/>
    </style:style>
    <style:style style:name="P40" style:family="paragraph" style:parent-style-name="Standard">
      <style:paragraph-properties fo:text-align="justify" style:justify-single-word="false"/>
      <style:text-properties officeooo:rsid="010a48c2"/>
    </style:style>
    <style:style style:name="P41" style:family="paragraph" style:parent-style-name="Standard">
      <style:text-properties officeooo:rsid="010a48c2" officeooo:paragraph-rsid="010a48c2"/>
    </style:style>
    <style:style style:name="P42" style:family="paragraph" style:parent-style-name="Standard">
      <style:text-properties officeooo:rsid="00fe3cf3" officeooo:paragraph-rsid="00fe3cf3"/>
    </style:style>
    <style:style style:name="P43" style:family="paragraph" style:parent-style-name="Standard">
      <style:text-properties officeooo:rsid="00fe3cf3" officeooo:paragraph-rsid="010a48c2"/>
    </style:style>
    <style:style style:name="P44" style:family="paragraph" style:parent-style-name="Standard">
      <style:text-properties fo:language="ru" fo:country="RU" officeooo:rsid="00fe3cf3" officeooo:paragraph-rsid="010a48c2"/>
    </style:style>
    <style:style style:name="P45" style:family="paragraph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47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Text_20_body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Text_20_body" style:list-style-name="L6">
      <style:paragraph-properties fo:margin-top="0in" fo:margin-bottom="0.1965in" loext:contextual-spacing="false" fo:text-align="start" style:justify-single-word="false"/>
      <style:text-properties fo:font-weight="normal" style:font-weight-asian="normal" style:font-weight-complex="normal"/>
    </style:style>
    <style:style style:name="P50" style:family="paragraph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1" style:family="paragraph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officeooo:rsid="0041c81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f121c3"/>
    </style:style>
    <style:style style:name="T6" style:family="text">
      <style:text-properties fo:language="ru" fo:country="RU" officeooo:rsid="010a48c2"/>
    </style:style>
    <style:style style:name="T7" style:family="text">
      <style:text-properties fo:language="ru" fo:country="RU" officeooo:rsid="010bdbfd"/>
    </style:style>
    <style:style style:name="T8" style:family="text">
      <style:text-properties officeooo:rsid="00ffabbd"/>
    </style:style>
    <style:style style:name="T9" style:family="text">
      <style:text-properties officeooo:rsid="010087ab"/>
    </style:style>
    <style:style style:name="T10" style:family="text">
      <style:text-properties officeooo:rsid="0101be2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102dfd1"/>
    </style:style>
    <style:style style:name="T13" style:family="text">
      <style:text-properties officeooo:rsid="010319df"/>
    </style:style>
    <style:style style:name="T14" style:family="text">
      <style:text-properties officeooo:rsid="0104ee4d"/>
    </style:style>
    <style:style style:name="T15" style:family="text">
      <style:text-properties fo:color="#000000" style:font-name="DejaVu Sans Mono" fo:font-size="9pt"/>
    </style:style>
    <style:style style:name="T16" style:family="text">
      <style:text-properties officeooo:rsid="0106589d"/>
    </style:style>
    <style:style style:name="T17" style:family="text">
      <style:text-properties officeooo:rsid="0106cb79"/>
    </style:style>
    <style:style style:name="T18" style:family="text">
      <style:text-properties officeooo:rsid="0108ff45"/>
    </style:style>
    <style:style style:name="T19" style:family="text">
      <style:text-properties officeooo:rsid="010a48c2"/>
    </style:style>
    <style:style style:name="T20" style:family="text">
      <style:text-properties officeooo:rsid="010bdbfd"/>
    </style:style>
    <style:style style:name="T21" style:family="text">
      <style:text-properties officeooo:rsid="010cabe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1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9"><text:span text:style-name="Название_20_книги"><text:span text:style-name="T1">отчет</text:span></text:span></text:p>
      <text:p text:style-name="P10">по лабораторной работе №<text:span text:style-name="T9">7</text:span></text:p>
      <text:p text:style-name="P11">по дисциплине «Искусственные нейронные сети»</text:p>
      <text:p text:style-name="P15"><text:span text:style-name="Название_20_книги"><text:span text:style-name="T2">Тема: <text:s/>Классификация обзоров фильмов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3">21</text:span></text:p>
      <text:p text:style-name="P25">Цель работы</text:p>
      <text:p text:style-name="P29"><text:span text:style-name="T11">Классификация последовательностей - это проблема прогнозирующего моделирования, когда у вас есть некоторая последовательность входных данных в пространстве или времени, и задача состоит в том, чтобы предсказать категорию для последовательности.</text:span></text:p>
      <text:p text:style-name="P46">Проблема усложняется тем, что последовательности могут различаться по длине, состоять из очень большого словарного запаса входных символов и могут потребовать от модели изучения долгосрочного контекста или зависимостей между символами во входной последовательности.</text:p>
      <text:p text:style-name="P46">В данной лабораторной работе также будет использоваться датасет IMDb, однако обучение будет проводиться с помощью рекуррентной нейронной сети.</text:p>
      <text:p text:style-name="P33"/>
      <text:p text:style-name="P14"/>
      <text:p text:style-name="P24">Задание</text:p>
      <text:list xml:id="list3287375625" text:style-name="L1">
        <text:list-item>
          <text:p>Ознакомиться с рекуррентными нейронными сетями</text:p>
        </text:list-item>
        <text:list-item text:style-override="L5">
          <text:p>Изучить способы классификации текста</text:p>
        </text:list-item>
        <text:list-item text:style-override="L5">
          <text:p>Ознакомиться с ансамблированием сетей</text:p>
        </text:list-item>
        <text:list-item text:style-override="L5">
          <text:p>Построить ансамбль сетей, который позволит получать точность не менее 97%</text:p>
          <text:p/>
          <text:p text:style-name="P28"/>
        </text:list-item>
      </text:list>
      <text:p text:style-name="P26"/>
      <text:p text:style-name="Standard"><text:bookmark text:name="h.anqt5fc1r3do"/>Требования</text:p>
      <text:list xml:id="list2438628322" text:style-name="L3">
        <text:list-item>
          <text:p text:style-name="P47">Найти набор оптимальных ИНС для классификации текста</text:p>
        </text:list-item>
        <text:list-item text:style-override="L6">
          <text:p text:style-name="P48">Провести ансамблирование моделей</text:p>
        </text:list-item>
        <text:list-item text:style-override="L6">
          <text:p text:style-name="P48">Написать функцию/функции, которые позволят загружать текст и получать результат ансамбля сетей</text:p>
        </text:list-item>
        <text:list-item text:style-override="L6">
          <text:p text:style-name="P49">Провести тестирование сетей на своих текстах (привести в отчете) </text:p>
        </text:list-item>
      </text:list>
      <text:p text:style-name="P13"/>
      <text:p text:style-name="P20"/>
      <text:p text:style-name="P23">Выполнение</text:p>
      <text:p text:style-name="P16">В работе требуется <text:span text:style-name="T10">классифицировать обзоры</text:span>. <text:span text:style-name="T13">В работе используетсся датасет imdb</text:span></text:p>
      <text:p text:style-name="P29"/>
      <text:p text:style-name="P36">В начале импортируются все необходиные зависимости вклчая датасет imdb, входящий в keras</text:p>
      <text:p text:style-name="Preformatted_20_Text">import numpy as np</text:p>
      <text:p text:style-name="Preformatted_20_Text">from keras.datasets import imdb</text:p>
      <text:p text:style-name="Preformatted_20_Text">from keras.models import Sequential</text:p>
      <text:p text:style-name="Preformatted_20_Text">from keras.layers import Dense, LSTM, Dropout</text:p>
      <text:p text:style-name="Preformatted_20_Text">from keras.layers.convolutional import Conv1D, MaxPooling1D</text:p>
      <text:p text:style-name="Preformatted_20_Text">from keras.layers.embeddings import Embedding</text:p>
      <text:p text:style-name="Preformatted_20_Text">from keras.preprocessing import sequence</text:p>
      <text:p text:style-name="Preformatted_20_Text"/>
      <text:p text:style-name="P36"><text:soft-page-break/>Затем происходит загрузка и конкатенация датасета, а также его обрезка/дополнение до длины в 500 слов</text:p>
      <text:p text:style-name="Preformatted_20_Text">top_words = 10000</text:p>
      <text:p text:style-name="Preformatted_20_Text">(X_train, Y_train), (X_test, Y_test) = imdb.load_data(num_words=top_words)</text:p>
      <text:p text:style-name="Preformatted_20_Text">data = np.concatenate((X_train, X_test), axis=0)</text:p>
      <text:p text:style-name="Preformatted_20_Text">targets = np.concatenate((Y_train, Y_test), axis=0)</text:p>
      <text:p text:style-name="Preformatted_20_Text"/>
      <text:p text:style-name="Preformatted_20_Text">max_review_length = 500</text:p>
      <text:p text:style-name="Preformatted_20_Text">data = sequence.pad_sequences(data, maxlen=max_review_length)</text:p>
      <text:p text:style-name="Preformatted_20_Text"/>
      <text:p text:style-name="P36">Для начала создана простая модель из методических указаний. Она имеет следующий вид:</text:p>
      <text:p text:style-name="Preformatted_20_Text">model = Sequential()</text:p>
      <text:p text:style-name="Preformatted_20_Text">model.add(Embedding(top_words, 32, input_length=max_review_length))</text:p>
      <text:p text:style-name="Preformatted_20_Text">model.add(LSTM(100))</text:p>
      <text:p text:style-name="Preformatted_20_Text">model.add(Dense(1, activation='sigmoid'))</text:p>
      <text:p text:style-name="P35"/>
      <text:p text:style-name="P30"><text:span text:style-name="T14">Данная модель использует слои LSTM т. н. долгой краткосрочной памяти. Они хранят информацию о предыдущих шагах. Они хорошо подходят для анализа последовательностей, </text:span>таких как временные ряды или естественный язык. </text:p>
      <text:p text:style-name="P30"/>
      <text:p text:style-name="P34">Для <text:span text:style-name="T12">отображения обзоров в векторную область используется техника встраивания(embedding). Каждое слово сопоставляется с вектором определенной длины</text:span></text:p>
      <text:p text:style-name="P29"/>
      <text:p text:style-name="P37">Мо<text:span text:style-name="T20">д</text:span>ель скомпилирована и обучена на трех эпохах при размере батча 64 и биением данных на тренировочные и валидационные в отношении 8:2</text:p>
      <text:p text:style-name="Preformatted_20_Text">model.compile(loss='binary_crossentropy', optimizer='adam', metrics=['accuracy'])</text:p>
      <text:p text:style-name="Preformatted_20_Text">print(model.summary())</text:p>
      <text:p text:style-name="Preformatted_20_Text">H = model.fit(data, targets, validation_split=.2, epochs=3, batch_size=64)</text:p>
      <text:p text:style-name="Preformatted_20_Text"/>
      <text:p text:style-name="P30"><text:span text:style-name="T16">По результатам была получена точность </text:span>0.8875 <text:span text:style-name="T16">(при валидации)</text:span></text:p>
      <text:p text:style-name="P30"/>
      <text:p text:style-name="P38">Далее был добавлен слой свертки после векторизации, и слой пуллинга после него.</text:p>
      <text:p text:style-name="Preformatted_20_Text">model = Sequential()</text:p>
      <text:p text:style-name="Preformatted_20_Text">model.add(Embedding(top_words, embedding_vecor_length, input_length=max_review_length))</text:p>
      <text:p text:style-name="Preformatted_20_Text">model.add(Conv1D(filters=32, kernel_size=3, padding='same', activation='relu'))</text:p>
      <text:p text:style-name="Preformatted_20_Text">model.add(MaxPooling1D(pool_size=2))</text:p>
      <text:p text:style-name="Preformatted_20_Text">model.add(LSTM(100))</text:p>
      <text:p text:style-name="Preformatted_20_Text">model.add(Dense(1, activation='sigmoid'))</text:p>
      <text:p text:style-name="P38"/>
      <text:p text:style-name="P31"><text:span text:style-name="T17">По результатам точность составила </text:span>0.8873 <text:span text:style-name="T17">т. е. почти не изменилась, но время обучения снизилось(43 сек. против 61 у пред. модели)</text:span></text:p>
      <text:p text:style-name="P31"/>
      <text:p text:style-name="P38">Рекурентные сети склонны к переобучению. Чтобы этого не случалось добавлены слои dropout</text:p>
      <text:p text:style-name="Preformatted_20_Text">model = Sequential()</text:p>
      <text:p text:style-name="Preformatted_20_Text">model.add(Embedding(top_words, embedding_vecor_length, input_length=max_review_length))</text:p>
      <text:p text:style-name="Preformatted_20_Text">model.add(Conv1D(filters=32, kernel_size=3, padding='same', activation='relu'))</text:p>
      <text:p text:style-name="Preformatted_20_Text">model.add(MaxPooling1D(pool_size=2))</text:p>
      <text:p text:style-name="Preformatted_20_Text"><text:soft-page-break/>model.add(Dropout(0.3))</text:p>
      <text:p text:style-name="Preformatted_20_Text">model.add(LSTM(100))</text:p>
      <text:p text:style-name="Preformatted_20_Text">model.add(Dropout(0.2))</text:p>
      <text:p text:style-name="Preformatted_20_Text">model.add(Dense(1, activation='sigmoid'))</text:p>
      <text:p text:style-name="Preformatted_20_Text"/>
      <text:p text:style-name="P29"><text:span text:style-name="T18">Была получена точность</text:span> 0.9027</text:p>
      <text:p text:style-name="P29"/>
      <text:p text:style-name="P39">Для повышения точности было переменено ансамблирование моделей. Обучено несколько моделей на разных данных. Результат работы ансамбля считается как среднее от всех результатов</text:p>
      <text:p text:style-name="P40"/>
      <text:p text:style-name="P32"><text:span text:style-name="T19">Было обучено 5 моделей. В конце обучения модели сохраняются в файл model#.h5</text:span></text:p>
      <text:p text:style-name="P18"/>
      <text:p text:style-name="P18">Затем был написан модуль для использования моделей на пользовательских данных. Он принимает на вход<text:span text:style-name="T8">(в аргументах командной строки)</text:span> путь к файлу, читает из не<text:span text:style-name="T8">г</text:span>о отзыв, прогоняет через модел<text:span text:style-name="T19">и, считает среднее</text:span> и печатает результат на экран</text:p>
      <text:p text:style-name="P17"/>
      <text:p text:style-name="P17">Результаты тестирования:</text:p>
      <text:p text:style-name="P17">1.</text:p>
      <text:p text:style-name="P17">Входные данные:</text:p>
      <text:p text:style-name="Standard"><text:bookmark-start text:name="__DdeLink__385_636874956"/>Good stuff. Love it! Best thing ever! This film is amazing.<text:bookmark-end text:name="__DdeLink__385_636874956"/></text:p>
      <text:p text:style-name="P17">Ответ модели:</text:p>
      <text:p text:style-name="P17">[0.753990888595581, 0.8335102796554565, 0.7318012714385986, 0.7261291146278381, 0.6374814510345459]</text:p>
      <text:p text:style-name="P17"><text:span text:style-name="T19">Среднее:</text:span>[[<text:bookmark-start text:name="__DdeLink__389_636874956"/>0.73658264<text:bookmark-end text:name="__DdeLink__389_636874956"/>]]</text:p>
      <text:p text:style-name="P17"/>
      <text:p text:style-name="P17">2.</text:p>
      <text:p text:style-name="P17">Входные данные:</text:p>
      <text:p text:style-name="Standard">Very bad film. Didn't like it</text:p>
      <text:p text:style-name="P17">Ответ модели:</text:p>
      <text:p text:style-name="P17">[0.3881857991218567, 0.3244476318359375, 0.313212513923645, 0.3827672302722931, 0.4140523672103882]</text:p>
      <text:p text:style-name="P43"><text:span text:style-name="T19">Среднее:</text:span>[[0.36453313]]</text:p>
      <text:p text:style-name="P17"/>
      <text:p text:style-name="P17"/>
      <text:p text:style-name="P41">Видно, что отдельные модели <text:span text:style-name="T21">могут</text:span> довольно сильно отклонят<text:span text:style-name="T21">ь</text:span>ся от верного ответа. <text:span text:style-name="T21">П</text:span>ри меньшей степени уверенности можно ожидать что в среднем ансамбль даст <text:s/>правильный ответ не смотря на ошибки <text:span text:style-name="T21">отдельных моделей</text:span></text:p>
      <text:p text:style-name="Standard"/>
      <text:p text:style-name="P22">Выводы.</text:p>
      <text:p text:style-name="P43"><text:span text:style-name="T5">Б</text:span><text:span text:style-name="T4">ыли изучен способы </text:span><text:span text:style-name="T6">векторизированного</text:span><text:span text:style-name="T4"> представления естественного языка для дальнейшей обработки . </text:span><text:span text:style-name="T7">Были изучены рекурентные нейронные сети(LSTM). </text:span><text:span text:style-name="T4"><text:s/>На основе датасета imdb обучена модель для классификации отзывов на фильмы. По результатам получена точность </text:span><text:span text:style-name="T6">0.9027</text:span></text:p>
      <text:p text:style-name="P41"><text:soft-page-break/><text:span text:style-name="T6">Б</text:span><text:span text:style-name="T4">ыл построен ансамбль моделей, способный дать более над</text:span><text:span text:style-name="T7">е</text:span><text:span text:style-name="T4">жную оценку, чем отдельные модели в его составе.</text:span></text:p>
      <text:p text:style-name="P44">Был написан модуль для прогона модели по пользовательским данным. С его помощью <text:span text:style-name="T19">ансамбль</text:span> была протестирована. Для положительного отзыва получен ответ 0.73658264 для отрицательного 0.36453313. Результаты тестов удовлетворитель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monospace" svg:font-family="monospace, 'Droid Sans Mono', monospace, monospace, 'Droid Sans Fallback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5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5-14T00:02:07.868664646</dc:date>
    <meta:print-date>2015-07-17T12:06:00</meta:print-date>
    <meta:editing-cycles>100</meta:editing-cycles>
    <meta:editing-duration>PT21H50S</meta:editing-duration>
    <meta:generator>LibreOffice/6.0.7.3$Linux_X86_64 LibreOffice_project/00m0$Build-3</meta:generator>
    <meta:document-statistic meta:table-count="1" meta:image-count="0" meta:object-count="0" meta:page-count="5" meta:paragraph-count="101" meta:word-count="678" meta:character-count="5878" meta:non-whitespace-character-count="5298"/>
  </office:meta>
</office:document-meta>
</file>